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4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85.84mm" svg:height="160.44mm" svg:x="133.7mm" svg:y="10.09mm">
            <draw:object draw:notify-on-update-of-ranges="Feuille1.C3:Feuille1.C17 Feuille1.D3:Feuille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jours</text:p>
          </table:table-cell>
          <table:table-cell office:value-type="string" calcext:value-type="string">
            <text:p>burn down chart (idéal)</text:p>
          </table:table-cell>
          <table:table-cell office:value-type="string" calcext:value-type="string">
            <text:p>burn down chart (réel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3:50:59.472653655</meta:creation-date>
    <dc:date>2019-03-04T14:06:20.969539233</dc:date>
    <meta:editing-duration>PT15M21S</meta:editing-duration>
    <meta:editing-cycles>4</meta:editing-cycles>
    <meta:generator>LibreOffice/6.1.5.2$Linux_X86_64 LibreOffice_project/1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585cm" svg:height="16.045cm" xlink:href=".." xlink:type="simple" chart:class="chart:line" chart:style-name="ch1">
        <chart:title svg:x="12.595cm" svg:y="0.456cm" chart:style-name="ch2">
          <text:p>Burn down chart</text:p>
        </chart:title>
        <chart:legend chart:legend-position="top" svg:x="12.523cm" svg:y="1.42cm" style:legend-expansion="wide" chart:style-name="ch3"/>
        <chart:plot-area chart:style-name="ch4" table:cell-range-address="Feuille1.C3:Feuille1.D17" chart:data-source-has-labels="row" svg:x="0.571cm" svg:y="2.338cm" svg:width="27.443cm" svg:height="12.406cm">
          <chartooo:coordinate-region svg:x="1.192cm" svg:y="2.537cm" svg:width="26.635cm" svg:height="11.56cm"/>
          <chart:axis chart:dimension="x" chart:name="primary-x" chart:style-name="ch5">
            <chart:title svg:x="13.838cm" svg:y="15.064cm" chart:style-name="ch6">
              <text:p>Jour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euille1.C3:Feuille1.C17" loext:label-string="idéal" chart:class="chart:line">
            <chart:data-point chart:repeated="15"/>
          </chart:series>
          <chart:series chart:style-name="ch9" chart:values-cell-range-address="Feuille1.D3:Feuille1.D17" loext:label-string="réel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</table:table-cell>
              <table:table-cell office:value-type="string">
                <text:p>ré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5">
                <text:p>55</text:p>
                <draw:g>
                  <svg:desc>Feuille1.C3:Feuille1.C17</svg:desc>
                </draw:g>
              </table:table-cell>
              <table:table-cell office:value-type="float" office:value="55">
                <text:p>55</text:p>
                <draw:g>
                  <svg:desc>Feuille1.D3:Feuille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